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4.263cm"/>
    </style:style>
    <style:style style:name="co5" style:family="table-column">
      <style:table-column-properties fo:break-before="auto" style:column-width="1.57cm"/>
    </style:style>
    <style:style style:name="co6" style:family="table-column">
      <style:table-column-properties fo:break-before="auto" style:column-width="1.2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2" table:default-cell-style-name="Default"/>
        <table:table-column table:style-name="co4" table:default-cell-style-name="ce1"/>
        <table:table-column table:style-name="co3" table:number-columns-repeated="2" table:default-cell-style-name="ce1"/>
        <table:table-column table:style-name="co3" table:default-cell-style-name="Default"/>
        <table:table-column table:style-name="co5" table:number-columns-repeated="10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Conceito</text:p>
          </table:table-cell>
          <table:table-cell table:style-name="Default" office:value-type="string">
            <text:p>Descrição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>
            <text:p>SE</text:p>
          </table:table-cell>
          <table:table-cell table:style-name="Default" office:value-type="string">
            <text:p>Conceito de entrada com o valor absoluto do sensor de distância esquerdo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>
            <text:p>SF</text:p>
          </table:table-cell>
          <table:table-cell table:style-name="Default" office:value-type="string">
            <text:p>Conceito de entrada com o valor absoluto do sensor de distância frontal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>
            <text:p>SD</text:p>
          </table:table-cell>
          <table:table-cell table:style-name="Default" office:value-type="string">
            <text:p>Conceito de entrada com o valor absoluto do sensor de distância direito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>
            <text:p>GDF</text:p>
          </table:table-cell>
          <table:table-cell table:style-name="Default" office:value-type="string">
            <text:p>Conceito de decisão representando a decisão de girar a roda direita para frente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>
            <text:p>GDT</text:p>
          </table:table-cell>
          <table:table-cell table:style-name="Default" office:value-type="string">
            <text:p>Conceito de decisão representando a decisão de girar a roda direita para trás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>
            <text:p>GEF</text:p>
          </table:table-cell>
          <table:table-cell table:style-name="Default" office:value-type="string">
            <text:p>Conceito de decisão representando a decisão de girar a roda esquerda para frente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>
            <text:p>GET</text:p>
          </table:table-cell>
          <table:table-cell table:style-name="Default" office:value-type="string">
            <text:p>Conceito de decisão representando a decisão de girar a roda esquerda para trás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>
            <text:p>RD Out</text:p>
          </table:table-cell>
          <table:table-cell table:style-name="Default" office:value-type="string">
            <text:p>Conceito de saída com o valor absoluto do setpoint de pwm da roda direita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>
            <text:p>RE Out</text:p>
          </table:table-cell>
          <table:table-cell table:style-name="Default" office:value-type="string">
            <text:p>Conceito de saída com o valor absoluto do setpoint de pwm da roda esquerda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>
            <text:p>Relações causais</text:p>
          </table:table-cell>
          <table:table-cell office:value-type="string">
            <text:p>Descrição</text:p>
          </table:table-cell>
          <table:table-cell office:value-type="string">
            <text:p>Intensidade</text:p>
          </table:table-cell>
          <table:table-cell office:value-type="string">
            <text:p>Valor</text:p>
          </table:table-cell>
          <table:table-cell/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>
            <text:p>w1</text:p>
          </table:table-cell>
          <table:table-cell office:value-type="string">
            <text:p>SD influencia GDF</text:p>
          </table:table-cell>
          <table:table-cell office:value-type="string">
            <text:p>Forte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4"/>
          <table:table-cell table:style-name="ce2"/>
          <table:table-cell table:style-name="ce1" table:number-columns-repeated="5"/>
          <table:table-cell table:number-columns-repeated="2"/>
        </table:table-row>
        <table:table-row table:style-name="ro1">
          <table:table-cell office:value-type="string">
            <text:p>w2</text:p>
          </table:table-cell>
          <table:table-cell office:value-type="string">
            <text:p>SD influencia GEF</text:p>
          </table:table-cell>
          <table:table-cell office:value-type="string">
            <text:p>Média</text:p>
          </table:table-cell>
          <table:table-cell office:value-type="float" office:value="0.5">
            <text:p>0,5</text:p>
          </table:table-cell>
          <table:table-cell/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>
            <text:p>w3</text:p>
          </table:table-cell>
          <table:table-cell office:value-type="string">
            <text:p>SD influencia GET</text:p>
          </table:table-cell>
          <table:table-cell office:value-type="string">
            <text:p>Forte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4"/>
          <table:table-cell table:style-name="ce2"/>
          <table:table-cell table:style-name="ce1" table:number-columns-repeated="5"/>
          <table:table-cell table:number-columns-repeated="2"/>
        </table:table-row>
        <table:table-row table:style-name="ro1">
          <table:table-cell office:value-type="string">
            <text:p>w4</text:p>
          </table:table-cell>
          <table:table-cell office:value-type="string">
            <text:p>SE influencia GEF</text:p>
          </table:table-cell>
          <table:table-cell office:value-type="string">
            <text:p>Forte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3"/>
          <table:table-cell table:style-name="ce2"/>
          <table:table-cell table:style-name="ce1" table:number-columns-repeated="6"/>
          <table:table-cell table:number-columns-repeated="2"/>
        </table:table-row>
        <table:table-row table:style-name="ro1">
          <table:table-cell office:value-type="string">
            <text:p>w5</text:p>
          </table:table-cell>
          <table:table-cell office:value-type="string">
            <text:p>SE influencia GDF</text:p>
          </table:table-cell>
          <table:table-cell office:value-type="string">
            <text:p>Média</text:p>
          </table:table-cell>
          <table:table-cell office:value-type="float" office:value="0.5">
            <text:p>0,5</text:p>
          </table:table-cell>
          <table:table-cell/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>
            <text:p>w6</text:p>
          </table:table-cell>
          <table:table-cell office:value-type="string">
            <text:p>SE influencia GDT</text:p>
          </table:table-cell>
          <table:table-cell office:value-type="string">
            <text:p>Forte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>
            <text:p>w7</text:p>
          </table:table-cell>
          <table:table-cell office:value-type="string">
            <text:p>SF influencia GDF</text:p>
          </table:table-cell>
          <table:table-cell table:style-name="ce2" office:value-type="string">
            <text:p>Médio</text:p>
          </table:table-cell>
          <table:table-cell office:value-type="float" office:value="0.5">
            <text:p>0,5</text:p>
          </table:table-cell>
          <table:table-cell/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>
            <text:p>w8</text:p>
          </table:table-cell>
          <table:table-cell office:value-type="string">
            <text:p>SF influencia GDT</text:p>
          </table:table-cell>
          <table:table-cell office:value-type="string">
            <text:p>Fraca</text:p>
          </table:table-cell>
          <table:table-cell office:value-type="float" office:value="0.125">
            <text:p>0,125</text:p>
          </table:table-cell>
          <table:table-cell/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>
            <text:p>w9</text:p>
          </table:table-cell>
          <table:table-cell office:value-type="string">
            <text:p>SF influencia GEF</text:p>
          </table:table-cell>
          <table:table-cell office:value-type="string">
            <text:p>Médio</text:p>
          </table:table-cell>
          <table:table-cell office:value-type="float" office:value="0.5">
            <text:p>0,5</text:p>
          </table:table-cell>
          <table:table-cell/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>
            <text:p>w10</text:p>
          </table:table-cell>
          <table:table-cell office:value-type="string">
            <text:p>SF influencia GET</text:p>
          </table:table-cell>
          <table:table-cell office:value-type="string">
            <text:p>Fraca</text:p>
          </table:table-cell>
          <table:table-cell office:value-type="float" office:value="0.125">
            <text:p>0,125</text:p>
          </table:table-cell>
          <table:table-cell table:number-columns-repeated="13"/>
        </table:table-row>
        <table:table-row table:style-name="ro1">
          <table:table-cell office:value-type="string">
            <text:p>w11</text:p>
          </table:table-cell>
          <table:table-cell table:style-name="ce2" office:value-type="string">
            <text:p>GDF influencia RD Out</text:p>
          </table:table-cell>
          <table:table-cell office:value-type="string">
            <text:p>Fort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w12</text:p>
          </table:table-cell>
          <table:table-cell office:value-type="string">
            <text:p>GDT influencia RD Out</text:p>
          </table:table-cell>
          <table:table-cell office:value-type="string">
            <text:p>Fort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w13</text:p>
          </table:table-cell>
          <table:table-cell office:value-type="string">
            <text:p>GEF influencia RE Out</text:p>
          </table:table-cell>
          <table:table-cell office:value-type="string">
            <text:p>Fort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w14</text:p>
          </table:table-cell>
          <table:table-cell office:value-type="string">
            <text:p>GET influencia RE Out</text:p>
          </table:table-cell>
          <table:table-cell office:value-type="string">
            <text:p>Forte</text:p>
          </table:table-cell>
          <table:table-cell office:value-type="float" office:value="1">
            <text:p>1</text:p>
          </table:table-cell>
          <table:table-cell table:number-columns-repeated="13"/>
        </table:table-row>
      </table:table>
      <table:table table:name="Planilh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7">27/01/2012</text:date>, <text:time>14:43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úlio Nardelli</meta:initial-creator>
    <meta:creation-date>2012-01-25T13:33:33</meta:creation-date>
    <dc:date>2012-01-27T14:43:57</dc:date>
    <dc:creator>Júlio Nardelli</dc:creator>
    <meta:editing-duration>PT01H26M30S</meta:editing-duration>
    <meta:editing-cycles>13</meta:editing-cycles>
    <meta:generator>OpenOffice.org/3.2$Linux OpenOffice.org_project/320m12$Build-9483</meta:generator>
    <meta:document-statistic meta:table-count="3" meta:cell-count="80" meta:object-count="0"/>
  </office:meta>
</office:document-meta>
</file>